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2pt" style:font-size-asian="28pt" style:font-size-complex="28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4pt" style:font-size-asian="32pt" style:font-size-complex="32pt"/>
    </style:style>
    <style:style style:name="P5" style:family="paragraph">
      <style:text-properties fo:font-size="32pt" style:font-size-asian="44pt" style:font-size-complex="44pt"/>
    </style:style>
    <style:style style:name="P6" style:family="paragraph">
      <style:text-properties fo:font-size="20pt" style:font-size-asian="26pt" style:font-size-complex="26pt"/>
    </style:style>
    <style:style style:name="P7" style:family="paragraph">
      <style:text-properties fo:font-size="28pt" style:font-size-asian="40pt" style:font-size-complex="40pt"/>
    </style:style>
    <style:style style:name="T1" style:family="text">
      <style:text-properties fo:font-size="22pt" style:font-size-asian="28pt" style:font-size-complex="28pt"/>
    </style:style>
    <style:style style:name="T2" style:family="text">
      <style:text-properties fo:font-size="26pt" style:font-size-asian="36pt" style:font-size-complex="36pt"/>
    </style:style>
    <style:style style:name="T3" style:family="text">
      <style:text-properties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ize="24pt" style:font-size-asian="32pt" style:font-size-complex="32pt"/>
    </style:style>
    <style:style style:name="T6" style:family="text">
      <style:text-properties fo:font-size="24pt" fo:font-style="italic" style:font-size-asian="32pt" style:font-style-asian="italic" style:font-size-complex="32pt" style:font-style-complex="italic"/>
    </style:style>
    <style:style style:name="T7" style:family="text">
      <style:text-properties fo:font-size="32pt" style:font-size-asian="44pt" style:font-size-complex="44pt"/>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text-position="-33% 58%" style:font-name="Calibri2" style:font-name-asian="Calibri3" style:font-name-complex="Calibri3"/>
    </style:style>
    <style:style style:name="T10" style:family="text">
      <style:text-properties style:font-name="Calibri2" style:font-name-asian="Calibri3" style:font-name-complex="Calibri3"/>
    </style:style>
    <style:style style:name="T11"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2" style:family="text">
      <style:text-properties fo:font-size="32pt" fo:font-style="italic" style:font-size-asian="44pt" style:font-style-asian="italic" style:font-size-complex="44pt" style:font-style-complex="italic"/>
    </style:style>
    <style:style style:name="T13" style:family="text">
      <style:text-properties fo:font-size="20pt" style:font-size-asian="26pt" style:font-size-complex="26pt"/>
    </style:style>
    <style:style style:name="T14" style:family="text">
      <style:text-properties fo:font-weight="bold" style:font-weight-asian="bold" style:font-weight-complex="bold"/>
    </style:style>
    <style:style style:name="T15" style:family="text">
      <style:text-properties fo:font-size="20pt" fo:font-style="italic" style:font-size-asian="26pt" style:font-style-asian="italic" style:font-size-complex="26pt" style:font-style-complex="italic"/>
    </style:style>
    <style:style style:name="T16" style:family="text">
      <style:text-properties fo:font-size="28pt" style:font-size-asian="40pt" style:font-size-complex="40pt"/>
    </style:style>
    <style:style style:name="T17" style:family="text">
      <style:text-properties fo:font-size="32pt" fo:font-style="italic" fo:font-weight="bold" style:font-size-asian="44pt" style:font-style-asian="italic" style:font-weight-asian="bold" style:font-size-complex="44pt" style:font-style-complex="italic" style:font-weight-complex="bold"/>
    </style:style>
    <style:style style:name="T18" style:family="text">
      <style:text-properties style:text-position="33% 58%" fo:font-size="32pt" style:font-size-asian="44pt" style:font-size-complex="44pt"/>
    </style:style>
    <style:style style:name="T19" style:family="text">
      <style:text-properties style:text-position="33% 58%"/>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alibri2" fo:font-style="italic" style:font-name-asian="Calibri3" style:font-style-asian="italic" style:font-name-complex="Calibri3" style:font-style-complex="italic"/>
    </style:style>
    <style:style style:name="T22" style:family="text">
      <style:text-properties style:font-name="Calibri3" style:font-name-asian="Calibri3" style:font-name-complex="Calibri3"/>
    </style:style>
    <style:style style:name="T23" style:family="text">
      <style:text-properties style:text-position="-33% 58%"/>
    </style:style>
    <style:style style:name="T24" style:family="text">
      <style:text-properties fo:font-size="32pt" fo:font-style="normal" style:font-size-asian="44pt" style:font-style-asian="normal" style:font-size-complex="44pt" style:font-style-complex="normal"/>
    </style:style>
    <style:style style:name="T25" style:family="text">
      <style:text-properties fo:font-size="26pt" fo:font-style="italic" style:font-size-asian="36pt" style:font-style-asian="italic" style:font-size-complex="36pt" style:font-style-complex="italic"/>
    </style:style>
    <style:style style:name="T26" style:family="text">
      <style:text-properties style:text-position="-33% 58%" fo:font-size="26pt" fo:font-style="italic" style:font-size-asian="36pt" style:font-style-asian="italic" style:font-size-complex="36pt" style:font-style-complex="italic"/>
    </style:style>
    <style:style style:name="T27" style:family="text">
      <style:text-properties fo:font-size="26pt" fo:font-style="italic" fo:font-weight="bold" style:font-size-asian="36pt" style:font-style-asian="italic" style:font-weight-asian="bold" style:font-size-complex="36pt" style:font-style-complex="italic" style:font-weight-complex="bold"/>
    </style:style>
    <style:style style:name="T28" style:family="text">
      <style:text-properties style:text-position="-33% 58%" fo:font-size="20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ann, von wem und in welchem Zusammenhang wurde erstmals die Idee formuliert, der Materie auch Welleneigenschaften zuzuordnen?</text:span></text:p>
          </draw:text-box>
        </draw:frame>
        <draw:frame presentation:style-name="pr2" draw:layer="layout" svg:width="25.199cm" svg:height="12.18cm" svg:x="1.4cm" svg:y="4.914cm" presentation:class="subtitle">
          <draw:text-box>
            <text:p>Hamilton in der ersten Hälfte des 19. Jahrhunderts: er wies auf eine Analogie zwischen geometrischer Optik und klassischer Newton-Mechanik hin, die darin besteht, dass beide mit einem identischen mathematischen Formalismus behandelt werden könn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Hamilton in der ersten Hälfte des 19. Jahrhunderts: er wies auf eine interessante Analogie zwischen geometrischer Optik und klassischer Newton-Mechanik hin, die darin besteht, dass beide mit einem identischen mathematischen Formalismus (dem einer aus der Hamilton-Jacobi-Theorie abgeleiteten Wellengleichung und der Eikonalgleichung) behandelt werden können.</text:p>
            </draw:text-box>
          </draw:frame>
        </presentation:notes>
      </draw:page>
      <draw:page draw:name="page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In welcher speziellen Weise bedient sich die Hamilton-Jacobi-Theorie der Methode der kanonischen Transformation?</text:span></text:p>
          </draw:text-box>
        </draw:frame>
        <draw:frame presentation:style-name="pr5" draw:layer="layout" svg:width="25.199cm" svg:height="12.18cm" svg:x="1.4cm" svg:y="4.914cm" presentation:class="subtitle">
          <draw:text-box>
            <text:p>Sie baut sie zu einem allgemeinen Lösungsverfahren aus</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text:span text:style-name="T3">Wirkungswellen</text:span>?</text:p>
          </draw:text-box>
        </draw:frame>
        <draw:frame presentation:style-name="pr2" draw:layer="layout" svg:width="25.199cm" svg:height="12.18cm" svg:x="1.4cm" svg:y="4.914cm" presentation:class="subtitle">
          <draw:text-box>
            <text:p>Wegen <text:tab/><text:tab/><text:tab/> definiert die Bedingung <text:span text:style-name="T3">W</text:span> = const eine feste Fläche im durch die Koordinaten <text:span text:style-name="T3">q</text:span><text:span text:style-name="T4">j</text:span> aufgespannten Konfigurationsraum, über die sich die Flächen <text:span text:style-name="T3">S</text:span> = const mit der Zeit hinwegschieben. Diese <text:span text:style-name="T3">S</text:span> = const-Flächen heißen Wirkungswellen</text:p>
          </draw:text-box>
        </draw:frame>
        <draw:frame draw:style-name="gr2" draw:text-style-name="P3" draw:layer="layout" svg:width="3.693cm" svg:height="1.033cm" svg:x="4.053cm" svg:y="8.83cm">
          <text:p/>
          <draw:object xlink:href="../bar%20p%20=%20cons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5">Welche Beziehungen bezüglich Betrag und Richtung bestehen zwischen Teilchengeschwindigkeit </text:span><text:span text:style-name="T6">v</text:span><text:span text:style-name="T5"> und Wellengeschwindigkeit </text:span><text:span text:style-name="T6">u</text:span><text:span text:style-name="T5">?</text:span></text:p>
          </draw:text-box>
        </draw:frame>
        <draw:frame presentation:style-name="pr5" draw:layer="layout" svg:width="25.199cm" svg:height="12.18cm" svg:x="1.4cm" svg:y="4.914cm" presentation:class="subtitle">
          <draw:text-box>
            <text:p>Sie sind parallel und invers proportional zueinander:</text:p>
          </draw:text-box>
        </draw:frame>
        <draw:frame draw:style-name="gr2" draw:text-style-name="P3" draw:layer="layout" svg:width="10.377cm" svg:height="2.192cm" svg:x="8.811cm" svg:y="12.403cm">
          <text:p/>
          <draw:object xlink:href="../Verhältnis%20Wellen-%20zu%20Teilchen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7">Formulieren Sie die Wellengleichung der Klassischen Mechan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6.858cm" svg:height="2.521cm" svg:x="10.57cm" svg:y="9.239cm">
          <text:p/>
          <draw:object xlink:href="../Wellengleichung%20der%20Klassischen%20Mechanik.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Unter welchen Bedingungen ist die geometrische Optik gültig?</text:p>
          </draw:text-box>
        </draw:frame>
        <draw:frame presentation:style-name="pr5" draw:layer="layout" svg:width="25.199cm" svg:height="12.18cm" svg:x="1.4cm" svg:y="4.914cm" presentation:class="subtitle">
          <draw:text-box>
            <text:p><text:span text:style-name="T8">φ</text:span><text:span text:style-name="T9">0</text:span><text:span text:style-name="T10">(</text:span><text:span text:style-name="T11">r</text:span><text:span text:style-name="T10">) schwach ortsabhängig</text:span></text:p>
            <text:p><text:span text:style-name="T10">und</text:span></text:p>
            <text:p><text:span text:style-name="T10"/></text:p>
          </draw:text-box>
        </draw:frame>
        <draw:frame draw:style-name="gr2" draw:text-style-name="P3" draw:layer="layout" svg:width="16.664cm" svg:height="2.192cm" svg:x="5.667cm" svg:y="11.403cm">
          <text:p/>
          <draw:object xlink:href="../Annahme%20der%20geometrischen%20Optik.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autet die </text:span><text:span text:style-name="T12">Eikonalgleichung</text:span><text:span text:style-name="T7"> der geometrischen Opt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56cm" svg:height="2.396cm" svg:x="10.471cm" svg:y="9.301cm">
          <text:p/>
          <draw:object xlink:href="../Eikonalgleichung.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ist ein Eikonal?</text:p>
          </draw:text-box>
        </draw:frame>
        <draw:frame presentation:style-name="pr5" draw:layer="layout" svg:width="25.199cm" svg:height="12.18cm" svg:x="1.4cm" svg:y="4.914cm" presentation:class="subtitle">
          <draw:text-box>
            <text:p>Der <text:span text:style-name="T3">Lichtweg</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Durch welche einfachen Beziehungen legen Impuls und Energie des Teilchens Frequenz und Wellenlänge der betreffenden Wirkungswelle fest?</text:span></text:p>
          </draw:text-box>
        </draw:frame>
        <draw:frame presentation:style-name="pr5" draw:layer="layout" svg:width="25.199cm" svg:height="12.18cm" svg:x="1.4cm" svg:y="4.914cm" presentation:class="subtitle">
          <draw:text-box>
            <text:p><text:span text:style-name="T3">E</text:span> = <text:span text:style-name="T3">h</text:span> <text:span text:style-name="T3">ν</text:span></text:p>
            <text:p><text:span text:style-name="T3"/></text:p>
            <text:p>sowie im Folgenden:</text:p>
            <text:p/>
            <text:p><text:span text:style-name="T3">λ</text:span> = <text:span text:style-name="T3">u</text:span>/<text:span text:style-name="T3">ν</text:span> = <text:span text:style-name="T3">E</text:span>/(<text:span text:style-name="T3">p</text:span> <text:span text:style-name="T3">ν</text:span>) = <text:span text:style-name="T3">h</text:span>/<text:span text:style-name="T3">p</text:span></text:p>
            <text:p/>
            <text:p>und somit die <text:span text:style-name="T14">de Broglie-Beziehung</text:span>:</text:p>
          </draw:text-box>
        </draw:frame>
        <draw:frame draw:style-name="gr2" draw:text-style-name="P3" draw:layer="layout" svg:width="2.467cm" svg:height="1.836cm" svg:x="12.766cm" svg:y="15.581cm">
          <text:p/>
          <draw:object xlink:href="../de%20Broglie-Bezieh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Interpretieren Sie die zeitunabhängige Schrödinger-Gleichung.</text:p>
          </draw:text-box>
        </draw:frame>
        <draw:frame presentation:style-name="pr2" draw:layer="layout" svg:width="25.199cm" svg:height="12.18cm" svg:x="1.4cm" svg:y="4.914cm" presentation:class="subtitle">
          <draw:text-box>
            <text:p>Es handelt sich hier bei der zeitunabhängigen Schrödinger-Gleichung um eine Eigenwertgleichung des Hamilton-Operators:</text:p>
          </draw:text-box>
        </draw:frame>
        <draw:frame draw:style-name="gr2" draw:text-style-name="P3" draw:layer="layout" svg:width="13.203cm" svg:height="2.465cm" svg:x="7.398cm" svg:y="6.867cm">
          <text:p/>
          <draw:object xlink:href="../zeitunabhängige%20Schrödinger-Gleichung.odf" xlink:type="simple" xlink:show="embed" xlink:actuate="onLoad"/>
          <draw:image xlink:href="./ObjectReplacements/Object 7" xlink:type="simple" xlink:show="embed" xlink:actuate="onLoad"/>
        </draw:frame>
        <draw:frame draw:style-name="gr2" draw:text-style-name="P3" draw:layer="layout" svg:width="7.328cm" svg:height="2.235cm" svg:x="10.335cm" svg:y="12.382cm">
          <text:p/>
          <draw:object xlink:href="../Hamilton-Operator.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versteht man unter dem Hamilton-Operator eines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7.328cm" svg:height="2.235cm" svg:x="10.335cm" svg:y="9.382cm">
          <text:p/>
          <draw:object xlink:href="../Hamilton-Operator.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Welcher Operator ist beim Übergang von der zeitunabhängigen zur zeitabhängigen Schrödinger-Gleichung der Energievariablen </text:span><text:span text:style-name="T15">E</text:span><text:span text:style-name="T13"> zuzuordn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3"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 da sie sich sonst nach einigen "Umläufen" durch destruktive Interferenz auslöschen würde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rum müssten Elektronenbahnen als <text:span text:style-name="T3">stehende</text:span> <text:span text:style-name="T3">Wellen</text:span> aufgefaßt werden?</text:p>
          </draw:text-box>
        </draw:frame>
        <draw:frame presentation:style-name="pr5" draw:layer="layout" svg:width="25.199cm" svg:height="12.18cm" svg:x="1.4cm" svg:y="4.914cm" presentation:class="subtitle" presentation:user-transformed="true">
          <draw:text-box>
            <text:p>Da sie sich sonst nach einigen "Umläufen" durch destruktive Interferenz auslöschen würde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4" draw:layer="layout" svg:width="25.199cm" svg:height="3.506cm" svg:x="1.4cm" svg:y="0.837cm" presentation:class="title">
          <draw:text-box>
            <text:p>Wie scheint das Problem der Energieabstrahlung durch das Modell der Elektronenwelle beseitigt?</text:p>
          </draw:text-box>
        </draw:frame>
        <draw:frame presentation:style-name="pr5" draw:layer="layout" svg:width="25.199cm" svg:height="12.18cm" svg:x="1.4cm" svg:y="4.914cm" presentation:class="subtitle" presentation:user-transformed="true">
          <draw:text-box>
            <text:p>Ein umlaufendes Elektron stellt einen schwingenden Dipol dar und strahlt also Energie ab, eine stehende Welle hingegen sollte als zeitlich unveränderliches Gebilde auch nach den Gesetzen der klassischen Elektrodynamik ohne Strahlungsnotwendigkeit existieren könne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äßt sich die Wellenlänge einer Elektronenwelle experimentell bestimmen?</text:span></text:p>
          </draw:text-box>
        </draw:frame>
        <draw:frame presentation:style-name="pr2" draw:layer="layout" svg:width="25.199cm" svg:height="12.18cm" svg:x="1.4cm" svg:y="4.914cm" presentation:class="subtitle">
          <draw:text-box>
            <text:p>Durch Beugung der Elektronenstrahlen am Gitter – es verhält sich wie Röntgenstrahlung und genügt den Laueschen Fundamentalgleichunge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groß muß die kinetische Energie eines Neutrons sein, damit seine Wellenlänge in die Größenordnung üblicher Gitterkonstanten kommt?</text:span></text:p>
          </draw:text-box>
        </draw:frame>
        <draw:frame presentation:style-name="pr5" draw:layer="layout" svg:width="25.199cm" svg:height="12.18cm" svg:x="1.4cm" svg:y="4.914cm" presentation:class="subtitle">
          <draw:text-box>
            <text:p>Die Faustregel lautet:</text:p>
            <text:p/>
            <text:p/>
            <text:p>Für das Neutron erhält man so</text:p>
          </draw:text-box>
        </draw:frame>
        <draw:frame draw:style-name="gr2" draw:text-style-name="P3" draw:layer="layout" svg:width="4.303cm" svg:height="2.361cm" svg:x="11.848cm" svg:y="9.819cm">
          <text:p/>
          <draw:object xlink:href="../Abschätzung%20der%20Wellenlänge%20für%20Streuung.odf" xlink:type="simple" xlink:show="embed" xlink:actuate="onLoad"/>
          <draw:image xlink:href="./ObjectReplacements/Object 11" xlink:type="simple" xlink:show="embed" xlink:actuate="onLoad"/>
        </draw:frame>
        <draw:frame draw:style-name="gr2" draw:text-style-name="P3" draw:layer="layout" svg:width="7.916cm" svg:height="2.361cm" svg:x="10.041cm" svg:y="13.319cm">
          <text:p/>
          <draw:object xlink:href="../Abschätzung%20der%20Wellenlänge%20für%20Streuung%20von%20Neutron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Auf welchem Prinzip arbeitet das Elektronenmikroskop?</text:p>
          </draw:text-box>
        </draw:frame>
        <draw:frame presentation:style-name="pr2" draw:layer="layout" svg:width="25.199cm" svg:height="12.18cm" svg:x="1.4cm" svg:y="4.914cm" presentation:class="subtitle">
          <draw:text-box>
            <text:p>Auf Interferenz der an einer Oberfläche reflektierten Elektronenwelle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4" draw:text-style-name="P5" draw:layer="layout" svg:width="25.199cm" svg:height="3.506cm" svg:x="1.4cm" svg:y="0.837cm" presentation:class="title">
          <draw:text-box>
            <text:p><text:span text:style-name="T7">Warum ist Neutronenbeugung besonders hilfreich bei der Untersuchung magnetischer Festkörper?</text:span></text:p>
          </draw:text-box>
        </draw:frame>
        <draw:frame presentation:style-name="pr5" draw:layer="layout" svg:width="25.199cm" svg:height="12.18cm" svg:x="1.4cm" svg:y="4.914cm" presentation:class="subtitle">
          <draw:text-box>
            <text:p>Es besitzt ein permanentes magnetisches Moment, das mit eventuell vorhandenen mag. Momenten in Wechselwirkung tritt</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6">Erläutern Sie die wichtigsten Unterschiede zwischen elektromagnetischen Wellen und Materiewellen.</text:span></text:p>
          </draw:text-box>
        </draw:frame>
        <draw:frame presentation:style-name="pr2" draw:layer="layout" svg:width="25.199cm" svg:height="12.18cm" svg:x="1.4cm" svg:y="4.914cm" presentation:class="subtitle">
          <draw:text-box>
            <text:p>Eine Materiewelle ist nicht direkt meßbar, insbesondere die Amplitude und Phasengeschwindigkeit wurden noch nie direkt gemessen.</text:p>
            <text:p>Eine Materiewelle kann auch nicht geteilt werden, beispielsweise in reflektierten und gebrochenen Anteil an der Grenze zweier Medie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layer="layout" svg:width="25.199cm" svg:height="3.506cm" svg:x="1.4cm" svg:y="0.837cm" presentation:class="title">
          <draw:text-box>
            <text:p>Läßt sich die Phasengeschwindigkeit einer Materiewelle messen?</text:p>
          </draw:text-box>
        </draw:frame>
        <draw:frame presentation:style-name="pr5" draw:layer="layout" svg:width="25.199cm" svg:height="12.18cm" svg:x="1.4cm" svg:y="4.914cm" presentation:class="subtitle">
          <draw:text-box>
            <text:p>Nein, zumindest nicht direkt</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Diskutieren Sie die Elektronenbeugung am Doppelspalt. Wie ändert sich die Intensitätsverteilung, wenn man die beiden Spalten nacheinander öffnet?</text:span></text:p>
          </draw:text-box>
        </draw:frame>
        <draw:frame presentation:style-name="pr2" draw:layer="layout" svg:width="25.199cm" svg:height="12.18cm" svg:x="1.4cm" svg:y="4.914cm" presentation:class="subtitle">
          <draw:text-box>
            <text:p>Die Elektronen scheinen mit sich selbst zu interferieren, so wie analog auch einzelne Photonen mit sich selbst zu interferieren scheinen.</text:p>
            <text:p>Öffnet man beide Spalten nacheinander so verschwindet der Interferenzterm und es bleibt nur ein überlagertes Bild zweier Beugungen am Einzelspalt.</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Läßt sich beim Doppelspaltexperiment der Auftreffort eines einzelnen Elektrons auf dem Detektor vorhersagen? Welche Aussagen sind tatsächlich möglich?</text:span></text:p>
          </draw:text-box>
        </draw:frame>
        <draw:frame presentation:style-name="pr5" draw:layer="layout" svg:width="25.199cm" svg:height="12.18cm" svg:x="1.4cm" svg:y="4.914cm" presentation:class="subtitle" presentation:user-transformed="true">
          <draw:text-box>
            <text:p>Nein.</text:p>
            <text:p>Es ist aber möglich die Beziehung zwischen Teilchen und Welle statistisch zu deute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draw:text-box>
            <text:p><text:span text:style-name="T7">Welche Gründe sprechen gegen eine direkte Identifikation des Elektrons als Welle?</text:span></text:p>
          </draw:text-box>
        </draw:frame>
        <draw:frame presentation:style-name="pr2" draw:layer="layout" svg:width="25.199cm" svg:height="12.18cm" svg:x="1.4cm" svg:y="4.914cm" presentation:class="subtitle" presentation:user-transformed="true">
          <draw:text-box>
            <text:p>Sie sind trotz vieler Ähnlichkeiten zu elektromagnetischen Wellen in ihrer tieferen physikalischen Bedeutung grundverschieden und keine spezielle Eigenschaft des Teilchens. Sie verdanken ihre Existenz dem besonderen statistischen Verhalten der Teilchen. Im Einzelprozeß erscheint dagegen nur der Teilchenaspekt! Sie besitzen in diesem Sinne keine physikalische Realität wie beispielsweise elektromagnetische Welle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draw:text-box>
              <text:p><text:s/>Die Unteilbarkeit ist nur ein Aspekt, auch lassen sich Materiewellen nicht direkt messen.</text:p>
            </draw:text-box>
          </draw:frame>
        </presentation:notes>
      </draw:page>
      <draw:page draw:name="page26" draw:style-name="dp1" draw:master-page-name="Default" presentation:presentation-page-layout-name="AL1T0">
        <draw:frame presentation:style-name="pr4" draw:layer="layout" svg:width="25.199cm" svg:height="3.506cm" svg:x="1.4cm" svg:y="0.837cm" presentation:class="title">
          <draw:text-box>
            <text:p>Welche physikalische Bedeutung muß den Materiewellen zugesprochen werden?</text:p>
          </draw:text-box>
        </draw:frame>
        <draw:frame presentation:style-name="pr5" draw:layer="layout" svg:width="25.199cm" svg:height="12.18cm" svg:x="1.4cm" svg:y="4.914cm" presentation:class="subtitle">
          <draw:text-box>
            <text:p>Da es unmöglich ist Ort und Zeit der Absorption eines Elektrons (oder auch Photons) exakt vorauszusagen muß der Begriff der <text:span text:style-name="T3">Wahrscheinlichkeit</text:span> als angemessen zur Beschreibung solcher Ereignisse angesehen werden. Man identifiziert sie daher mit Wahrscheinlichkeitswelle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7cm" presentation:class="title">
          <draw:text-box>
            <text:p><text:span text:style-name="T7">Interpretieren Sie die Wellenfunktion </text:span><text:span text:style-name="T12">ψ(</text:span><text:span text:style-name="T17">r</text:span><text:span text:style-name="T12">, t)</text:span><text:span text:style-name="T7"> und ihr Betragsquadrat |</text:span><text:span text:style-name="T12">ψ(</text:span><text:span text:style-name="T17">r</text:span><text:span text:style-name="T12">, t)</text:span><text:span text:style-name="T7">|</text:span><text:span text:style-name="T18">2</text:span><text:span text:style-name="T7">.</text:span></text:p>
          </draw:text-box>
        </draw:frame>
        <draw:frame presentation:style-name="pr2" draw:layer="layout" svg:width="25.199cm" svg:height="12.18cm" svg:x="1.4cm" svg:y="4.914cm" presentation:class="subtitle" presentation:user-transformed="true">
          <draw:text-box>
            <text:p>Das Amplitudenquadrat ist analog zu Wahrscheinlichkeiten eine positiv-definite Größe, während die Wellenfunktion oder Wahrscheinlichkeitsamplitude im allgemeinen komplex ist.</text:p>
            <text:p>Man interpretiert es also als <text:span text:style-name="T14">Wahrscheinlichkeitsdichte</text:span> für den zeitlich veränderlichen Aufenthaltsort des Teilchens.</text:p>
            <text:p>Dort wo diese groß ist werden zur Zeit <text:span text:style-name="T3">t</text:span> viele Teilchen gelandet sein, wo sie Null ist keins. Beugungsmaxima und -minima erklären sich damit als erhöhte bzw. verminderte Teilchendichte.</text:p>
            <text:p>Die Wahrscheinlichkeit ein Teilchen zur Zeit <text:span text:style-name="T3">t</text:span> im Volumenelement d<text:span text:style-name="T19">3</text:span><text:span text:style-name="T3">r</text:span> am Ort <text:span text:style-name="T20">r</text:span> anzutreffen ist damit</text:p>
          </draw:text-box>
        </draw:frame>
        <draw:frame draw:style-name="gr2" draw:text-style-name="P3" draw:layer="layout" svg:width="4.641cm" svg:height="1.322cm" svg:x="11.679cm" svg:y="16.338cm">
          <text:p/>
          <draw:object xlink:href="../Wahrscheinlichkeit%20ein%20Teilchen%20zur%20Zeit%20t%20im%20Volumenelement%20d3r%20am%20Ort%20r%20anzutreffen.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draw:text-box>
            <text:p>Läßt sich die Schrödinger-Gleichung beweisen?</text:p>
          </draw:text-box>
        </draw:frame>
        <draw:frame presentation:style-name="pr5" draw:layer="layout" svg:width="25.199cm" svg:height="12.18cm" svg:x="1.4cm" svg:y="4.914cm" presentation:class="subtitle">
          <draw:text-box>
            <text:p>Nein, sie hat eher die Bedeutung eines <text:span text:style-name="T3">Axioms</text:span></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Ist die Wellenfunktion <text:span text:style-name="T3">ψ(r, t)</text:span> direkt meßbar?</text:p>
          </draw:text-box>
        </draw:frame>
        <draw:frame presentation:style-name="pr2" draw:layer="layout" svg:width="25.199cm" svg:height="12.18cm" svg:x="1.4cm" svg:y="4.914cm" presentation:class="subtitle">
          <draw:text-box>
            <text:p>Nein, sie legt aber die reelle und meßbare Wahrscheinlichkeitsdichte eindeutig fest:</text:p>
          </draw:text-box>
        </draw:frame>
        <draw:frame draw:style-name="gr2" draw:text-style-name="P3" draw:layer="layout" svg:width="6.834cm" svg:height="1.322cm" svg:x="10.582cm" svg:y="12.838cm">
          <text:p/>
          <draw:object xlink:href="../Wahrscheinlichkeitsdichte.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elche mathematischen Funktionen kommen als Wellenfunktionen überhaupt nur in Betracht?</text:p>
          </draw:text-box>
        </draw:frame>
        <draw:frame presentation:style-name="pr5" draw:layer="layout" svg:width="25.199cm" svg:height="12.18cm" svg:x="1.4cm" svg:y="4.914cm" presentation:class="subtitle">
          <draw:text-box>
            <text:p>Nur quadratintegrable Funktionen, </text:p>
            <text:p>da <text:span text:style-name="T8">ψ</text:span><text:span text:style-name="T10">(</text:span><text:span text:style-name="T11">r</text:span><text:span text:style-name="T10">,</text:span><text:span text:style-name="T21">t</text:span><text:span text:style-name="T10">) im Unendlichen "hinreichend rasch" verschwinden muß</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ie ist die Wahrscheinlichkeitsstromdichte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19.985cm" svg:height="2.006cm" svg:x="4.007cm" svg:y="9.496cm">
          <text:p/>
          <draw:object xlink:href="../Wahrscheinlichkeitsstromdicht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Wie lautet die Kontinuitätsgleichung der Wahrscheinlichkeit? Worin besteht ihre physikalische Aussage?</text:span></text:p>
          </draw:text-box>
        </draw:frame>
        <draw:frame presentation:style-name="pr5" draw:layer="layout" svg:width="25.199cm" svg:height="12.18cm" svg:x="1.4cm" svg:y="4.914cm" presentation:class="subtitle">
          <draw:text-box>
            <text:p/>
            <text:p/>
            <text:p>Sie besagt, daß die zeitliche Änderung der Aufenthaltswahrscheinlichkeit in einem bestimmten Volumen gleich dem Wahrscheinlichkeitsstrom durch dessenOberfläche ist. Es „geht keine Wahrscheinlichkeit verloren“.</text:p>
          </draw:text-box>
        </draw:frame>
        <draw:frame draw:style-name="gr2" draw:text-style-name="P3" draw:layer="layout" svg:width="9.735cm" svg:height="1.841cm" svg:x="9.132cm" svg:y="7.579cm">
          <text:p/>
          <draw:object xlink:href="../Kontinuitätsgleichung%20der%20Wahrscheinlichkeitsstromdicht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Von welchem mathematischen Typ ist die Schrödinger-Gleichung?</text:p>
          </draw:text-box>
        </draw:frame>
        <draw:frame presentation:style-name="pr2" draw:layer="layout" svg:width="25.199cm" svg:height="12.18cm" svg:x="1.4cm" svg:y="4.914cm" presentation:class="subtitle">
          <draw:text-box>
            <text:p>Eine (lineare) Differentialgleichung erster Ordnung in der Zeit</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3"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4.914cm" presentation:class="subtitle" presentation:user-transformed="true">
          <draw:text-box>
            <text:p>Die Fläche konstanter Phase ist durch die Bedingung <text:span text:style-name="T20">k</text:span> <text:span text:style-name="T22">∙</text:span><text:span text:style-name="T10"> </text:span><text:span text:style-name="T11">r</text:span><text:span text:style-name="T10"> = const definiert. Dies ist die Gleichung einer Ebene senkrecht zu </text:span><text:span text:style-name="T21">k</text:span><text:span text:style-name="T10">.</text:span></text:p>
            <text:p>Es ist also ein raum-zeitlich periodisches Gebilde, bei dem für feste Werte <text:span text:style-name="T3">t</text:span> die Punkte gleicher Phase eine Ebene bilden.</text:p>
          </draw:text-box>
        </draw:frame>
        <draw:frame draw:style-name="gr2" draw:text-style-name="P3" draw:layer="layout" svg:width="17.877cm" svg:height="5.807cm" svg:x="5.061cm" svg:y="13.596cm">
          <text:p/>
          <draw:object xlink:href="../ebene%20Wellen.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4.914cm" presentation:class="subtitle" presentation:user-transformed="true">
          <draw:text-box>
            <text:p>Ebene Wellen sind raum-zeitlich periodische Gebilde, deren Phase,</text:p>
            <text:p><text:span text:style-name="T8">φ</text:span> = <text:span text:style-name="T8">φ</text:span>(<text:span text:style-name="T20">r</text:span>, <text:span text:style-name="T3">t</text:span>) = <text:span text:style-name="T20">k</text:span> · <text:span text:style-name="T20">r</text:span> − <text:span text:style-name="T3">ωt</text:span> ,</text:p>
            <text:p>für feste Zeiten <text:span text:style-name="T3">t</text:span> Ebenen definiert. Diese bestehen aus all den Punkten, für welche die</text:p>
            <text:p><text:s/><text:span text:style-name="T3">Projektion des Ortsvektors</text:span> <text:span text:style-name="T20">r</text:span> <text:span text:style-name="T3">auf die Richtung von</text:span> <text:span text:style-name="T20">k</text:span> </text:p>
            <text:p>denselben Wert hat. Für eine feste Zeit <text:span text:style-name="T3">t</text:span> = <text:span text:style-name="T3">t</text:span><text:span text:style-name="T23">0</text:span> wiederholen sich Ebenen gleicher Wellenamplitude <text:span text:style-name="T3">ψ</text:span><text:span text:style-name="T23">0</text:span>(<text:span text:style-name="T20">r</text:span>, <text:span text:style-name="T3">t</text:span><text:span text:style-name="T23">0</text:span>) periodisch im Raum.</text:p>
          </draw:text-box>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Wie ist bei der ebenen Welle die Wellenlänge definiert?</text:p>
          </draw:text-box>
        </draw:frame>
        <draw:frame presentation:style-name="pr5" draw:layer="layout" svg:width="25.199cm" svg:height="12.18cm" svg:x="1.4cm" svg:y="4.914cm" presentation:class="subtitle">
          <draw:text-box>
            <text:p>Als der senkrechte Abstand zweier Ebenen gleicher Phase:</text:p>
          </draw:text-box>
        </draw:frame>
        <draw:frame draw:style-name="gr2" draw:text-style-name="P3" draw:layer="layout" svg:width="14.278cm" svg:height="2.192cm" svg:x="6.86cm" svg:y="12.403cm">
          <text:p/>
          <draw:object xlink:href="../Wellenlänge%20ebener%20Wellen.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unterscheiden sich bei der ebenen Welle Phasen- und Gruppengeschwindigkei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Welche Aussagen lassen sich über Ort und Impuls eines Teilchens machen, wenn diesem eine ebene Welle als Wellenfunktion zugeordnet ist?</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Was versteht man unter einem Wellenpak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layer="layout" svg:width="25.199cm" svg:height="3.506cm" svg:x="1.4cm" svg:y="0.837cm" presentation:class="title" presentation:user-transformed="true">
          <draw:text-box>
            <text:p>Mit welcher Geschwindigkeit kann in einem Wellenpaket Information transportiert werd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arum darf die Phasengeschwindigkeit <text:span text:style-name="T3">u</text:span> auch größer als die Lichtgeschwindigkeit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Erläutern Sie anhand des einfachen, eindimensionalen Wellenpakets, warum Impuls und Ort eines durch diese Wellenfunktion beschriebenen Teilchens nicht gleichzeitig beliebig genau bekannt sein könn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rd durch die ebene Welle die Unbestimmtheitsrelation verletz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3.506cm" svg:x="1.4cm" svg:y="0.837cm" presentation:class="title">
          <draw:text-box>
            <text:p>Erklären Sie qualitativ das Breitfließen von Wellenpaket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nn spricht man im Zusammenhang mit Wellenpaketen von <text:span text:style-name="T3">Dispers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layer="layout" svg:width="25.199cm" svg:height="3.506cm" svg:x="1.4cm" svg:y="0.837cm" presentation:class="title">
          <draw:text-box>
            <text:p>Wird das Breitfließen auch bei Paketen aus elektromagnetischen Wellen beobachte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elcher Zusammenhang besteht zwischen dem Breitfließen und der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4" draw:text-style-name="P5" draw:layer="layout" svg:width="25.199cm" svg:height="3.506cm" svg:x="1.4cm" svg:y="0.837cm" presentation:class="title">
          <draw:text-box>
            <text:p><text:span text:style-name="T7">Wie hängen die Wellenfunktionen im Orts- und im Impulsraum</text:span><text:span text:style-name="T24">, </text:span><text:span text:style-name="T12">ψ(</text:span><text:span text:style-name="T17">r</text:span><text:span text:style-name="T12">, t)</text:span><text:span text:style-name="T7"> und <text:s text:c="2"/></text:span><text:span text:style-name="T12">(</text:span><text:span text:style-name="T17">p</text:span><text:span text:style-name="T12">, t)</text:span><text:span text:style-name="T7">, zusamm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4.806cm" svg:y="2.764cm">
          <text:p/>
          <draw:object xlink:href="../hat%20psi.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presentation:user-transformed="true">
          <draw:text-box>
            <text:p>Welche Bedeutung wird | <text:s text:c="2"/><text:span text:style-name="T3">(</text:span><text:span text:style-name="T20">p</text:span><text:span text:style-name="T3">, t)</text:span>|<text:span text:style-name="T19">2</text:span> zugeschriebe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26cm" svg:height="1.4cm" svg:x="14.159cm" svg:y="1.964cm">
          <text:p/>
          <draw:object xlink:href="../hat%20psi.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as versteht man unter periodischen Randbedingung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elche Aussagen über Ort und Impuls sind wirklich meßba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layer="layout" svg:width="25.199cm" svg:height="3.506cm" svg:x="1.4cm" svg:y="0.837cm" presentation:class="title">
          <draw:text-box>
            <text:p>Formulieren Sie den Mittelwert <text:span text:style-name="T3">&lt;A(</text:span><text:span text:style-name="T20">r</text:span><text:span text:style-name="T3">)&gt;</text:span> mit Hilfe der Wellenfunktion <text:span text:style-name="T3">ψ(</text:span><text:span text:style-name="T20">r</text:span><text:span text:style-name="T3">, t)</text:span> bzw. <text:tab/> <text:span text:style-name="T3">(</text:span><text:span text:style-name="T20">p</text:span><text:span text:style-name="T3">, 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9.959cm" svg:y="2.758cm">
          <text:p/>
          <draw:object xlink:href="../hat%20psi.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ist die mittlere quadratische Schwankung definiert? Was sagt sie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4" draw:layer="layout" svg:width="25.199cm" svg:height="3.506cm" svg:x="1.4cm" svg:y="0.837cm" presentation:class="title">
          <draw:text-box>
            <text:p>Welche Operatorgestalt nimmt die dynamische Variable <text:span text:style-name="T3">Impuls</text:span> in der Ortsdarstellung 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ie lautet die Impulsdarstellung des Teilchenorts <text:span text:style-name="T20">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4" draw:layer="layout" svg:width="25.199cm" svg:height="3.506cm" svg:x="1.4cm" svg:y="0.837cm" presentation:class="title">
          <draw:text-box>
            <text:p>Was ist die Ursache für die formale Äquivalenz von Impuls- und Ortsdarstellung?</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Nach welcher Vorschrift wird der Erwartungswert </text:span><text:span text:style-name="T25">&lt;F&gt;</text:span><text:span text:style-name="T26">t</text:span><text:span text:style-name="T2"> der Observablen </text:span><text:span text:style-name="T25">F(</text:span><text:span text:style-name="T27">r</text:span><text:span text:style-name="T25">, </text:span><text:span text:style-name="T27">p</text:span><text:span text:style-name="T25">)</text:span><text:span text:style-name="T2"> im Orts- bzw. Impulsraum gebil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ie ist der Kommutator zweier Operatoren definier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elchen Wert hat der Kommutator <text:span text:style-name="T3">[z, p</text:span><text:span text:style-name="T4">z</text:span><text:span text:style-name="T3">]</text:span><text:span text:style-name="T4">−</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4" draw:text-style-name="P6" draw:layer="layout" svg:width="25.199cm" svg:height="3.506cm" svg:x="1.4cm" svg:y="0.833cm" presentation:class="title" presentation:user-transformed="true">
          <draw:text-box>
            <text:p><text:span text:style-name="T13">Nach welcher Korrespondenzvorschrift erhält man aus einer klassischen Variablen </text:span><text:span text:style-name="T15">A(q</text:span><text:span text:style-name="T28">1</text:span><text:span text:style-name="T15">, . . . , q</text:span><text:span text:style-name="T28">s</text:span><text:span text:style-name="T15">, p</text:span><text:span text:style-name="T28">1</text:span><text:span text:style-name="T15">, . . . , p</text:span><text:span text:style-name="T28">s</text:span><text:span text:style-name="T15">)</text:span><text:span text:style-name="T13"> den zugehörigen quantenmechanischen Operator?</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elcher Operator ist der Energievariablen <text:span text:style-name="T3">E</text:span> zugeord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layer="layout" svg:width="25.199cm" svg:height="3.506cm" svg:x="1.4cm" svg:y="0.837cm" presentation:class="title" presentation:user-transformed="true">
          <draw:text-box>
            <text:p>Ist die Korrespondenzvorschrift eindeutig bei einem Koordinatenwechsel?</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Erläutern Sie die Mehrdeutigkeiten, die aus der Nicht-Vertauschbarkeit von Orts- und Impulsoperatoren resultieren. Wie behebt man si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lautet der Hamilton-Operator eines geladenen Teilchens im elektromagnetischen Feld?</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Tahoma2" fo:font-family="Tahoma" style:font-style-name="Regular" style:font-family-generic="swiss" style:font-pitch="variable" fo:font-size="20pt"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Sylfaen1" fo:font-family="Sylfaen" style:font-style-name="Regular"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3"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alibri2" fo:font-family="Calibr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3"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07-14T13:38:35.124000000</dc:date>
    <meta:document-statistic meta:object-count="322"/>
  </office:meta>
</office:document-meta>
</file>